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Standard">
      <style:paragraph-properties fo:margin-top="0in" fo:margin-bottom="0in" fo:line-height="100%" fo:text-align="start" style:justify-single-word="false"/>
      <style:text-properties style:font-name="Times New Roman" fo:font-size="12pt"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top="0in" fo:margin-bottom="0in" fo:line-height="100%" fo:text-align="start" style:justify-single-word="false"/>
      <style:text-properties style:font-name="Times New Roman" fo:font-size="12pt" style:font-size-asian="12pt" style:font-size-complex="12pt"/>
    </style:style>
    <style:style style:name="P6" style:family="paragraph" style:parent-style-name="Standard">
      <style:paragraph-properties fo:margin-top="0in" fo:margin-bottom="0in" fo:line-height="100%" fo:text-align="start" style:justify-single-word="false"/>
      <style:text-properties style:font-name="Times New Roman" fo:font-size="12pt" style:font-size-asian="12pt" style:font-size-complex="12pt"/>
    </style:style>
    <style:style style:name="P7" style:family="paragraph" style:parent-style-name="Standard">
      <style:paragraph-properties fo:margin-top="0in" fo:margin-bottom="0in" fo:line-height="200%" fo:text-align="center" style:justify-single-word="false"/>
      <style:text-properties style:font-name="Times New Roman" fo:font-size="12pt" style:font-size-asian="12pt" style:font-size-complex="12pt"/>
    </style:style>
    <style:style style:name="P8"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1"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3" style:family="paragraph" style:parent-style-name="Text_20_body">
      <style:paragraph-properties fo:margin-top="0in" fo:margin-bottom="0in" fo:line-height="200%" fo:text-align="start" style:justify-single-word="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4" style:family="paragraph" style:parent-style-name="Text_20_body">
      <style:paragraph-properties fo:margin-top="0in" fo:margin-bottom="0in" fo:line-height="200%" fo:text-align="start" style:justify-single-word="false" style:writing-mode="lr-tb"/>
      <style:text-properties style:font-name="Times New Roman" fo:font-size="12pt" style:font-size-asian="12pt" style:font-size-complex="12pt"/>
    </style:style>
    <style:style style:name="P15" style:family="paragraph" style:parent-style-name="Text_20_body">
      <style:paragraph-properties fo:margin-top="0in" fo:margin-bottom="0in" fo:line-height="200%" fo:text-align="center" style:justify-single-word="false"/>
      <style:text-properties style:font-name="Times New Roman" fo:font-size="12pt" style:font-size-asian="12pt" style:font-size-complex="12pt"/>
    </style:style>
    <style:style style:name="P16" style:family="paragraph" style:parent-style-name="Text_20_body">
      <style:paragraph-properties fo:margin-left="0in" fo:margin-right="0in" fo:margin-top="0in" fo:margin-bottom="0in" fo:line-height="200%"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left="0in" fo:margin-right="0in" fo:margin-top="0in" fo:margin-bottom="0in" fo:line-height="200%" fo:text-indent="0in" style:auto-text-indent="false" style:writing-mode="lr-tb"/>
      <style:text-properties style:font-name="Times New Roman" fo:font-size="12pt" style:font-size-asian="12pt" style:font-size-complex="12pt"/>
    </style:style>
    <style:style style:name="P19" style:family="paragraph" style:parent-style-name="Text_20_body">
      <style:paragraph-properties fo:margin-left="0in" fo:margin-right="0in" fo:margin-top="0in" fo:margin-bottom="0in" fo:line-height="200%" fo:text-indent="0in" style:auto-text-indent="false" fo:background-color="#ffffff" style:writing-mode="lr-tb">
        <style:background-image/>
      </style:paragraph-properties>
      <style:text-properties style:font-name="Times New Roman" fo:font-size="12pt" style:font-size-asian="12pt" style:font-size-complex="12pt"/>
    </style:style>
    <style:style style:name="P20" style:family="paragraph" style:parent-style-name="Text_20_body">
      <style:paragraph-properties fo:margin-left="0in" fo:margin-right="0in" fo:margin-top="0in" fo:margin-bottom="0in" fo:line-height="200%" fo:text-indent="0in" style:auto-text-indent="false"/>
      <style:text-properties style:font-name="Times New Roman" fo:font-size="12pt" style:font-size-asian="12pt" style:font-size-complex="12p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12pt" fo:font-style="normal" style:text-underline-style="none" fo:font-weight="normal" style:text-blinking="false" fo:background-color="transparent" style:font-style-asian="normal" style:font-style-complex="normal"/>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tyle-asian="normal" style:font-style-complex="normal"/>
    </style:style>
    <style:style style:name="T8" style:family="text">
      <style:text-properties fo:font-variant="normal" fo:text-transform="none" fo:color="#000000" style:text-line-through-style="none" style:font-name="Times New Roman"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font-style="italic" style:text-underline-style="none" fo:font-weight="normal" style:text-blinking="false" fo:background-color="transparent" style:font-style-asian="italic" style:font-style-complex="italic"/>
    </style:style>
    <style:style style:name="T11"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style>
    <style:style style:name="T12" style:family="text">
      <style:text-properties fo:font-variant="normal" fo:text-transform="none" fo:color="#2c3e50" style:text-line-through-style="none" style:font-name="Calibri"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T13" style:family="text">
      <style:text-properties fo:font-variant="normal" fo:text-transform="none" fo:color="#2c3e50" style:text-line-through-style="none" style:font-name="Calibri"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fo:color="#2c3e50" style:text-line-through-style="none" style:font-name="Times New Roman"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T15" style:family="text">
      <style:text-properties fo:font-variant="normal" fo:text-transform="none" fo:color="#2c3e5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style>
    <style:style style:name="T17"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weight-asian="normal" style:font-weight-complex="normal"/>
    </style:style>
    <style:style style:name="T18"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style:use-window-font-color="true" style:text-line-through-style="none" style:font-name="Times New Roman" fo:font-size="12pt" fo:font-style="normal" style:text-underline-style="none" fo:font-weight="bold" style:text-blinking="false" fo:background-color="transparent" style:font-weight-asian="bold" style:font-weight-complex="bold"/>
    </style:style>
    <style:style style:name="T20" style:family="text">
      <style:text-properties fo:font-variant="normal" fo:text-transform="none" style:use-window-font-color="true" style:text-line-through-style="none" style:font-name="Times New Roman"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style:use-window-font-color="true" style:text-line-through-style="none" style:font-name="Times New Roman"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22" style:family="text">
      <style:text-properties fo:font-variant="normal" fo:text-transform="none" style:use-window-font-color="true" style:text-line-through-style="none" style:font-name="Times New Roman" fo:font-size="12pt" fo:letter-spacing="normal" fo:font-style="italic" style:text-underline-style="none" fo:font-weight="bold" style:text-blinking="false" fo:background-color="transparent" style:font-size-asian="12pt" style:font-weight-asian="bold" style:font-size-complex="12pt" style:font-weight-complex="bold"/>
    </style:style>
    <style:style style:name="T2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26" style:family="text">
      <style:text-properties fo:font-variant="normal" fo:text-transform="none" style:use-window-font-color="true" style:text-line-through-style="none" style:font-name="Times New Roman" fo:font-size="12pt" fo:font-style="italic" style:text-underline-style="none" fo:font-weight="normal" style:text-blinking="false" fo:background-color="transparent" style:font-style-asian="italic" style:font-weight-asian="normal" style:font-style-complex="italic" style:font-weight-complex="normal"/>
    </style:style>
    <style:style style:name="T27" style:family="text">
      <style:text-properties fo:font-variant="normal" fo:text-transform="none" style:use-window-font-color="true" style:text-line-through-style="none" fo:font-size="12pt" fo:font-style="normal" style:text-underline-style="none" fo:font-weight="normal" style:text-blinking="false" fo:background-color="transparent" style:font-style-asian="normal" style:font-weight-asian="normal" style:font-style-complex="normal" style:font-weight-complex="normal"/>
    </style:style>
    <style:style style:name="T28" style:family="text">
      <style:text-properties fo:font-variant="normal" fo:text-transform="none" style:use-window-font-color="true"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style:use-window-font-color="true" style:text-line-through-style="none"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0" style:family="text">
      <style:text-properties fo:font-variant="normal" fo:text-transform="none" style:use-window-font-color="true" style:text-line-through-style="none"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T31" style:family="text">
      <style:text-properties fo:font-variant="normal" fo:text-transform="none" style:use-window-font-color="true"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32" style:family="text">
      <style:text-properties fo:font-variant="normal" fo:text-transform="none" style:use-window-font-color="true" style:text-line-through-style="none" fo:letter-spacing="normal" fo:font-style="normal" style:text-underline-style="none" fo:font-weight="normal" style:text-blinking="false" fo:background-color="transparent" style:font-style-asian="normal" style:font-weight-asian="normal" style:font-style-complex="normal" style:font-weight-complex="normal"/>
    </style:style>
    <style:style style:name="T33" style:family="text">
      <style:text-properties fo:font-variant="normal" fo:text-transform="none" style:use-window-font-color="true" style:text-line-through-style="none" fo:letter-spacing="normal" fo:font-style="normal" style:text-underline-style="none" fo:font-weight="normal" style:text-blinking="false" fo:background-color="transparent" style:font-weight-asian="normal" style:font-weight-complex="normal"/>
    </style:style>
    <style:style style:name="T34" style:family="text">
      <style:text-properties fo:font-variant="normal" fo:text-transform="none" style:use-window-font-color="true" style:text-line-through-style="none" fo:letter-spacing="normal" fo:font-style="italic" style:text-underline-style="none" fo:font-weight="normal" style:text-blinking="false" fo:background-color="transparent" style:font-weight-asian="normal" style:font-weight-complex="normal"/>
    </style:style>
    <style:style style:name="T35" style:family="text">
      <style:text-properties fo:color="#2c3e50" style:font-name="Calibri" fo:letter-spacing="normal"/>
    </style:style>
    <style:style style:name="T36" style:family="text">
      <style:text-properties fo:color="#2c3e50" style:font-name="Calibri" fo:letter-spacing="normal" fo:font-style="italic"/>
    </style:style>
    <style:style style:name="T37" style:family="text">
      <style:text-properties fo:color="#2c3e50" fo:letter-spacing="normal"/>
    </style:style>
    <style:style style:name="T38" style:family="text">
      <style:text-properties fo:color="#2c3e50" fo:letter-spacing="normal" fo:font-style="italic"/>
    </style:style>
    <style:style style:name="T39" style:family="text">
      <style:text-properties fo:color="#2c3e50" style:font-name="Times New Roman" fo:letter-spacing="normal"/>
    </style:style>
    <style:style style:name="T40" style:family="text">
      <style:text-properties fo:color="#2c3e50" style:font-name="Times New Roman" fo:letter-spacing="normal" fo:font-style="italic"/>
    </style:style>
    <style:style style:name="T41" style:family="text">
      <style:text-properties fo:font-weight="normal"/>
    </style:style>
    <style:style style:name="T42" style:family="text">
      <style:text-properties style:font-name="Times New Roman" fo:letter-spacing="normal"/>
    </style:style>
    <style:style style:name="T43" style:family="text">
      <style:text-properties style:font-name="Times New Roman" fo:letter-spacing="normal" fo:font-style="italic"/>
    </style:style>
    <style:style style:name="T44" style:family="text">
      <style:text-properties fo:letter-spacing="normal" fo:font-style="italic"/>
    </style:style>
    <style:style style:name="T45" style:family="text">
      <style:text-properties fo:letter-spacing="normal" fo:font-style="italic" style:font-style-asian="italic" style:font-style-complex="italic"/>
    </style:style>
    <style:style style:name="T46" style:family="text">
      <style:text-properties fo:letter-spacing="normal" style:font-style-asian="normal" style:font-style-complex="normal"/>
    </style:style>
    <style:style style:name="T47" style:family="text">
      <style:text-properties style:use-window-font-color="true" style:font-name="Times New Roman" fo:letter-spacing="normal"/>
    </style:style>
    <style:style style:name="T48" style:family="text">
      <style:text-properties style:use-window-font-color="true" style:font-name="Times New Roman" fo:letter-spacing="normal" fo:font-style="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CAP 799: Illustrations of Research Data</text:p>
      <text:p text:style-name="P11"/>
      <text:p text:style-name="P8">Sidney Wells</text:p>
      <text:p text:style-name="P8"/>
      <text:p text:style-name="P9">January 22, 2022</text:p>
      <text:p text:style-name="P9"/>
      <text:p text:style-name="P9">Dr. Michael Jones</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bookmark text:name="docs-internal-guid-6b354df3-7fff-5d64-4b7c-63998b3838e2"/><text:soft-page-break/><text:tab/>This weekly report will also comprise of charts and visual materials that aim to potentially supplement the final report that will be submitted at the end of this course. The emphasis of illustrations this week is to practice using different information conveying strategies to drive home points of emphasis that may otherwise not be well understood or described well in the final paper. For example, one important section of the final report will be displaying the research data. The research data is important for understanding the problem statement in a specific context. In particular, one visualization tool that will be used is a stacked column chart which shows how members of the focus group currently felt in their transition by asking three main questions. The other visualization tool is a mind map which was used to describe to the members what career development is within the context of the question. One finding in these conversations and studies is that members of the organization don’t really know what career development skills are outside the organization. This is because the organization has its own processes and career development initiatives. But they’re different from what’s being discussed in this paper which is why this visual tool is useful. The reader will be able to understand what exactly is expected to be understood when talking about career development skills. There are so many potential career development skills, indeed, but the ones listed in the mind map will be what’s referred to as career development skills. Next week, the report will aim to address the problem statement, including some of the points illustrated in the research, with real solutions that can make a tangible impact on the feelings about transitioning among the members. </text:p>
      <text:p text:style-name="P19"><text:span text:style-name="T2"><text:tab/>To begin, a mind map is a diagram for representing tasks, words, concepts, or items linked to and arranged around a central concept or subject using a non-linear graphical la</text:span><text:span text:style-name="T31">yout that allows the user to build an intuitive framework around a central concept (</text:span><text:span text:style-name="T32">What is a Mind Map?, 2022</text:span><text:span text:style-name="T31">). The benefits of using a mind map is that it simplifies what could otherwise be a very complicated arrangement of ideas, events, or information content. Additionally, it provides color and a </text:span><text:span text:style-name="T2">city-like arrangement that is helpful for processing the information in the brain. This is because the information </text:span><text:soft-page-break/><text:span text:style-name="T2">has a city center, or the main idea. And from that center the main roads diverge and so on and so forth. There’s a connected structure to it that is helpful for conveying the data of the research that was performed, which will be discussed in the next paragraph. </text:span></text:p>
      <text:p text:style-name="P18"><text:span text:style-name="T2"><text:tab/>For this mind map seen at Appendix A, the main idea is career skills. This concept is so crucially important for this report because it’s what’s lacking within the organization. But what are career skills? Within the organization there are also pre-defined career skills that are not worth mentioning in this essay. But what’s fair to say is that the career skills being discussed are important for building a career. That’s the premise for this project to carry any weight and make an impact. So then, again, what are those career skills? The four branches that will stem from the main idea are networking, resume review, interviewing, and mentorship. These are the core skills that are referred to as career skills in the context of this report. But branching from those skills may be twigs, or branches from the branch. The resume review skill does not have a twig. On the other hand, networking skills include the ability to network online via LinkedIn, perhaps at virtual conferences, or even social media like twitter. These are all virtual or online ways to network. Additionally, networking can happen at work or in an office. The point is that networking skills include many different activities that can be described in many words. A mind map allows the writer to simplify the concepts and ideas within a visualization tool so that three or four sentences do not need to be written for each branch of the main idea. </text:span></text:p>
      <text:p text:style-name="P18"><text:span text:style-name="T2"><text:tab/>The second visualization tool that will be discussed in this report is a stacked column chart. From AnyChart </text:span><text:span text:style-name="T3">(</text:span><text:span text:style-name="T32">Stacked Column Chart, 2022</text:span><text:span text:style-name="T3">), a stacked column chart comprises several column series stacked vertically, one on another where</text:span><text:span text:style-name="T2"> the length of each series is determined by the value in each data point. The stacking of columns is used for comparing each particular value within the sum of all the values. Regarding stacked columns, outlier values stick out more which is why these tend to be used more than a pie chart or related visual aid that provides a value as it relates to the sum of all the </text:span><text:soft-page-break/><text:span text:style-name="T2">values. On the other hand, there are only four values stacking on top of each other on the stacked column chart. If there were more values, like eight or nine, stacking them could be overwhelming. Similarly, only stacking two values might be less useful than a pie chart. But since there are four potentially stacked bars where there is a value that proves to be an outlier, then a stacked column chart seemed to be a good option as a visual tool. Next, applying the data to the stacked column chart will be explored.</text:span></text:p>
      <text:p text:style-name="P16"><text:tab/>For this particular visual aid, three separate stacked column charts are shown and they can be found at Appendix B. This data relates to the responses to three separate questions given during the focus group session. The first question is how the members feel about their transition, the second is how they feel about the career development support they’ve been given to help their transition, and the third is how they feel about their future. Each of these questions have their own stacked column which contain the responses great, comfortable, not sure, and uncomfortable. One method of providing this data to the reader is using words, but that would include many numbers and could easily get confusing when adding the relationship between the values to the raw numbers. To address this problem, the stacked column chart can help show those numbers within a few words and only bars. And the takeaways from this chart are profound. First, For each question, more than half of participants gave the response of feeling uncomfortable about their career development support, transition, and future. Additionally, several members were ignorant about what career development skills were. So, to solve this issue, the previous mind map in fact, was used. And again, looking at the data, there appears to be a general feeling of optimism about the future. Again, this data can be explained in words, but the chart makes conveying the data and reading the data so much easier. </text:p>
      <text:p text:style-name="P16"><text:tab/>In conclusion, the emphasis of illustrations this week was to practice using different information conveying strategies to drive home various key points with emphasis that may otherwise not be well understood or described well in the final paper using just words. When writing reports, visual aids like <text:soft-page-break/>charts and graphs can help the reader understand the research, various concepts, and the reports key ideas better. In this essay, visualization aids that described key concepts and ideas fundamental to the final report included the career development skills mind map and the stacked column chart comparing participant responses to questions asked during the focus group. Next week, this report will look forward to the project solution including recommendations. The project solution needs to be carefully described with a budget, set of deliverables, a timeline, and long term progression of the project. The hope behind the project is that the software tool developed to address the problem statement in this essay will ultimately bring tremendous value not only to members, but to the organization as well. Then, as that information is compiled and submitted over the next several weeks, the final report will be ready as a summary of the most important aspect of each of these essays.</text:p>
      <text:p text:style-name="P20"><text:span text:style-name="T41"><text:line-break/><text:line-break/><text:line-break/><text:line-break/><text:line-break/><text:line-break/><text:line-break/><text:line-break/><text:line-break/></text:span></text:p>
      <text:p text:style-name="P20"><text:span text:style-name="T41"/></text:p>
      <text:p text:style-name="P20"><text:span text:style-name="T41"><text:line-break/></text:span></text:p>
      <text:p text:style-name="P15"/>
      <text:p text:style-name="P15"><text:soft-page-break/>Appendix A</text:p>
      <text:p text:style-name="P7"><text:bookmark text:name="docs-internal-guid-688bde09-7fff-dc62-e455-0827cd48111f"/><draw:frame draw:style-name="fr1" draw:name="graphics1" text:anchor-type="as-char" svg:width="6.4047in" svg:height="2.2075in" draw:z-index="0"><draw:image xlink:href="https://lh3.googleusercontent.com/HXG68gkty7ilKsyFWK6ERdoCekgFcF-gYwx3Mo-rLn2a2ttqLEbqC166yZ58j_I3CKiehpN-LTyjKRelo9QTC9o8pMFcu5J0MUUgk_Yd-FK2s8MkctpBvg3ihySGa607nCpBzPw" xlink:type="simple" xlink:show="embed" xlink:actuate="onLoad"/></draw:frame></text:p>
      <text:p text:style-name="P15"/>
      <text:p text:style-name="P15"/>
      <text:p text:style-name="P15"/>
      <text:p text:style-name="P15">Appendix B</text:p>
      <text:p text:style-name="P7"><text:bookmark text:name="docs-internal-guid-f7d07595-7fff-0f8f-70a7-59bb32b3c861"/><draw:frame draw:style-name="fr2" draw:name="graphics2" text:anchor-type="as-char" svg:width="5.778in" svg:height="3.528in" draw:z-index="1"><draw:image xlink:href="https://lh5.googleusercontent.com/9taLBd-Y74TdboedcPRkTsXLfu7Bw_pltM7-gbe1Ke3LhSGsuVTuMk1llecB5csIqjf_yEXnRQLMoNFlT2_JOFq35-pER8nPoj9gDKLrUawZR4ewBR9G0F3IeP10g41MbVvdSMU" xlink:type="simple" xlink:show="embed" xlink:actuate="onLoad"/></draw:frame></text:p>
      <text:p text:style-name="P15"/>
      <text:p text:style-name="P15"/>
      <text:p text:style-name="P15"/>
      <text:p text:style-name="P12"><text:soft-page-break/>References</text:p>
      <text:p text:style-name="P13"><text:span text:style-name="T44">Stacked Column Chart. (</text:span><text:span text:style-name="T46">2022</text:span><text:span text:style-name="T44">). </text:span><text:span text:style-name="T46">AnyChart</text:span><text:span text:style-name="T44">. </text:span><text:span text:style-name="T46">Retrieved January 2022 from <text:tab/>https://www.anychart.com/chartopedia/chart-type/stacked-column-chart/</text:span></text:p>
      <text:p text:style-name="P14"><text:span text:style-name="T34">What is a Mind Map? </text:span><text:span text:style-name="T33">(2022). MindMapping. Retrieved January 2022, from <text:tab/>https://www.mindmapping.com/mind-map</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od #5 Assgn <text:s text:c="139"/></text:span><text:span text:style-name="MT1"><text:page-number text:select-page="current">5</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2-01-16T01:54:29</meta:creation-date>
    <meta:generator>OpenOffice/4.1.10$Unix OpenOffice.org_project/4110m2$Build-9807</meta:generator>
    <dc:date>2022-01-22T20:01:45</dc:date>
    <dc:creator>Sidney Wells</dc:creator>
    <meta:editing-duration>P2DT1H57M37S</meta:editing-duration>
    <meta:editing-cycles>4</meta:editing-cycles>
    <meta:document-statistic meta:table-count="0" meta:image-count="2" meta:object-count="0" meta:page-count="7" meta:paragraph-count="20" meta:word-count="1371" meta:character-count="8479"/>
  </office:meta>
</office:document-meta>
</file>